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01af"/>
    </style:style>
    <style:style style:name="P2" style:family="paragraph" style:parent-style-name="Standard">
      <style:text-properties fo:font-size="14pt" fo:font-weight="bold" officeooo:paragraph-rsid="001401a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68667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bold" officeooo:paragraph-rsid="001401af" style:font-weight-asian="bold" style:font-weight-complex="bold"/>
    </style:style>
    <style:style style:name="P5" style:family="paragraph" style:parent-style-name="Standard">
      <style:text-properties fo:font-weight="bold" officeooo:paragraph-rsid="0014bf6e" style:font-weight-asian="bold" style:font-weight-complex="bold"/>
    </style:style>
    <style:style style:name="P6" style:family="paragraph" style:parent-style-name="Standard">
      <style:text-properties fo:font-weight="bold" officeooo:paragraph-rsid="00168667" style:font-weight-asian="bold" style:font-weight-complex="bold"/>
    </style:style>
    <style:style style:name="P7" style:family="paragraph" style:parent-style-name="Standard">
      <style:text-properties fo:font-weight="normal" officeooo:paragraph-rsid="001401af" style:font-weight-asian="normal" style:font-weight-complex="normal"/>
    </style:style>
    <style:style style:name="P8" style:family="paragraph" style:parent-style-name="Standard">
      <style:text-properties fo:font-weight="normal" officeooo:paragraph-rsid="0014bf6e" style:font-weight-asian="normal" style:font-weight-complex="normal"/>
    </style:style>
    <style:style style:name="P9" style:family="paragraph" style:parent-style-name="Standard">
      <style:text-properties fo:font-weight="normal" officeooo:paragraph-rsid="00168667" style:font-weight-asian="normal" style:font-weight-complex="normal"/>
    </style:style>
    <style:style style:name="T1" style:family="text">
      <style:text-properties officeooo:rsid="001401af"/>
    </style:style>
    <style:style style:name="T2" style:family="text">
      <style:text-properties fo:font-weight="bold" officeooo:rsid="001401af" style:font-weight-asian="bold" style:font-weight-complex="bold"/>
    </style:style>
    <style:style style:name="T3" style:family="text">
      <style:text-properties fo:font-weight="bold" officeooo:rsid="00168667" style:font-weight-asian="bold" style:font-weight-complex="bold"/>
    </style:style>
    <style:style style:name="T4" style:family="text">
      <style:text-properties officeooo:rsid="0014bf6e"/>
    </style:style>
    <style:style style:name="T5" style:family="text">
      <style:text-properties officeooo:rsid="001686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měti a jejich rozdělení</text:span></text:p>
      <text:p text:style-name="P2"><text:span text:style-name="T1"/></text:p>
      <text:p text:style-name="P1"><text:span text:style-name="T1">• paměti – obecná charakteristika, rozdělení, technické parametry pamětí</text:span></text:p>
      <text:p text:style-name="P1"><text:span text:style-name="T1">• vnitřní paměti – rozdělení, typy, paměťové moduly, druhy pamětí RAM</text:span></text:p>
      <text:p text:style-name="P1"><text:span text:style-name="T1">• vnější paměti – obecná charakteristika, parametry</text:span></text:p>
      <text:p text:style-name="P1"><text:span text:style-name="T1">• nosiče dat – rozdělení, charakteristika, způsoby zápisu dat</text:span></text:p>
      <text:p text:style-name="P1"><text:span text:style-name="T1"/></text:p>
      <text:p text:style-name="P4"><text:span text:style-name="T1">Paměti</text:span></text:p>
      <text:p text:style-name="P1"><text:span text:style-name="T1">Slouží k uchování informací (vstupních údajů, programů, mezivýsledků, konečných</text:span></text:p>
      <text:p text:style-name="P1"><text:span text:style-name="T1">výsledků), ukládají se ve dvojkové soustavě.</text:span></text:p>
      <text:p text:style-name="P1"><text:span text:style-name="T1">Rozdělují se na:</text:span></text:p>
      <text:p text:style-name="P1"><text:span text:style-name="T1">a) vnitřní (primární) – s nimi procesor bezprostředně spolupracuje</text:span></text:p>
      <text:p text:style-name="P1"><text:span text:style-name="T1">b) vnější (sekundární) – procesor na ně odkládá data a programy, které momentálně</text:span></text:p>
      <text:p text:style-name="P1"><text:span text:style-name="T1">nepotřebuje</text:span></text:p>
      <text:p text:style-name="P1"><text:span text:style-name="T1"/></text:p>
      <text:p text:style-name="P4"><text:span text:style-name="T1">Základní technické parametry pamětí:</text:span></text:p>
      <text:p text:style-name="P1"><text:span text:style-name="T1">1) kapacita – určuje množství informací, které lze do paměti zapsat (uložit), udává se</text:span></text:p>
      <text:p text:style-name="P1"><text:span text:style-name="T1">v bytech a jejich násobcích (průměrně zaplněná stránka textem formátu A4 je</text:span></text:p>
      <text:p text:style-name="P1"><text:span text:style-name="T1">přibližně 2,5 KB)</text:span></text:p>
      <text:p text:style-name="P1"><text:span text:style-name="T1">2) vybavovací doba – rychlost přístupu k uloženým datům – doba od okamžiku</text:span></text:p>
      <text:p text:style-name="P1"><text:span text:style-name="T1">žádosti o informace z paměti do okamžiku, než je žádaná informace k dispozici</text:span></text:p>
      <text:p text:style-name="P1"><text:span text:style-name="T1">3) přenosová rychlost – udává množství informací, jež lze z paměti přečíst (zapsat) za</text:span></text:p>
      <text:p text:style-name="P1"><text:span text:style-name="T1">jednotku času, souvisí se šířkou sběrnice, která definuje, kolik bitů lze přečíst</text:span></text:p>
      <text:p text:style-name="P1"><text:span text:style-name="T1">(zapsat) najednou</text:span></text:p>
      <text:p text:style-name="P1"><text:span text:style-name="T1">4) schopnost uchování informace (energetická závislost):</text:span></text:p>
      <text:p text:style-name="P1"><text:span text:style-name="T1">a) trvale – bez závislosti na napájecím napětí – po dlouhou dobu (řádově roky)</text:span></text:p>
      <text:p text:style-name="P1"><text:span text:style-name="T1">b) v závislosti na napájecím napětí – obsah paměti se po vypnutí napájení vymaže</text:span></text:p>
      <text:p text:style-name="P1"><text:span text:style-name="T1">(data se ztrácejí)</text:span></text:p>
      <text:p text:style-name="P1"><text:span text:style-name="T1"/></text:p>
      <text:p text:style-name="P2"><text:span text:style-name="T1">Vnitřní paměti</text:span></text:p>
      <text:p text:style-name="P4"><text:span text:style-name="T1"/></text:p>
      <text:p text:style-name="P1"><text:span text:style-name="T2">operační paměť </text:span><text:span text:style-name="T1">– kapacita (stovky MB až jednotky GB), vybavovací doba (5 až 60 ns)</text:span></text:p>
      <text:p text:style-name="P1"><text:span text:style-name="T2">paměť cache </text:span><text:span text:style-name="T1">– kapacita (desítky KB až jednotky MB), vybavovací doba (0,3 až 15 ns)</text:span></text:p>
      <text:p text:style-name="P1"><text:span text:style-name="T2">zápisníková paměť </text:span><text:span text:style-name="T1">– je tvořena skupinou registrů, které jsou přímo součástí procesoru,</text:span></text:p>
      <text:p text:style-name="P1"><text:span text:style-name="T1">kapacita desítky až stovky bytů, žádné časové prodlevy</text:span></text:p>
      <text:p text:style-name="P1"><text:span text:style-name="T1">První dvě jsou závislé na napájecím napětí, zápisníková paměť ne.</text:span></text:p>
      <text:p text:style-name="P1"><text:span text:style-name="T1"/></text:p>
      <text:p text:style-name="P1"><text:span text:style-name="T1">Existují dva základní typy vnitřních pamětí – ROM a RAM (RWM):</text:span></text:p>
      <text:p text:style-name="P1"><text:span text:style-name="T1"/></text:p>
      <text:p text:style-name="P1"><text:span text:style-name="T2">ROM (Read Only Memory)</text:span><text:span text:style-name="T1"> – data se dají pouze číst, naprogramuje ji přímo výrobce, je</text:span></text:p>
      <text:p text:style-name="P1"><text:span text:style-name="T1">nezávislá na napájecím napětí, jejím úkolem je pamatovat si data v době, kdy je počítač</text:span></text:p>
      <text:p text:style-name="P1"><text:span text:style-name="T1">vypnutý, používá se pro uložení základních instrukcí, které řídí činnost počítače po startu.</text:span></text:p>
      <text:p text:style-name="P1"><text:span text:style-name="T1">Potřebuje mít v pořádku baterku na základní desce, jinak dojde ke ztrátě informací o nastavení</text:span></text:p>
      <text:p text:style-name="P1"><text:span text:style-name="T1">BIOSu, a počítač po zapnutí najede do defaultního nastavení.</text:span></text:p>
      <text:p text:style-name="P1"><text:span text:style-name="T1"/></text:p>
      <text:p text:style-name="P1"><text:span text:style-name="T2">PROM (Programmable ROM)</text:span><text:span text:style-name="T1"> – je programovatelná paměť, naprogramuje ji sám uživatel,</text:span></text:p>
      <text:p text:style-name="P1"><text:span text:style-name="T1">data se dají pouze číst, nedají se znovu přepsat</text:span></text:p>
      <text:p text:style-name="P1"><text:span text:style-name="T2">EPROM (Eraseable PROM)</text:span><text:span text:style-name="T1"> – data se dají číst i zapisovat opakovaně, data se vymažou</text:span></text:p>
      <text:p text:style-name="P1"><text:span text:style-name="T1">působením ultrafialových paprsků</text:span></text:p>
      <text:p text:style-name="P1"><text:soft-page-break/><text:span text:style-name="T2">EEPROM (Eletrically EPROM)</text:span><text:span text:style-name="T1"> – data se mažou působením elektrických impulsů</text:span></text:p>
      <text:p text:style-name="P1"><text:span text:style-name="T2">FLASH-PROM</text:span><text:span text:style-name="T1"> – je rychlejší než předchozí typy, maže se elektrickými impulsy</text:span></text:p>
      <text:p text:style-name="P1"><text:span text:style-name="T1"/></text:p>
      <text:p text:style-name="P1"><text:span text:style-name="T2">RAM (Random Access Memory) - RWM (Read Write Memory) </text:span><text:span text:style-name="T1">- data se dají číst i</text:span></text:p>
      <text:p text:style-name="P1"><text:span text:style-name="T1">opakovaně zapisovat, je energeticky závislá, má být tak velká, aby se mohly využívat všechny</text:span></text:p>
      <text:p text:style-name="P1"><text:span text:style-name="T1">nainstalované programy, dá se rozšiřovat, její velikost se objevuje při startu počítače na</text:span></text:p>
      <text:p text:style-name="P1"><text:span text:style-name="T1">obrazovce (dnešní standard je 1024 MB)</text:span></text:p>
      <text:p text:style-name="P1"><text:span text:style-name="T1"/></text:p>
      <text:p text:style-name="P4"><text:span text:style-name="T1">Technologicky se RAM vyrábějí ve dvou provedeních:</text:span></text:p>
      <text:p text:style-name="P1"><text:span text:style-name="T1">a) </text:span><text:span text:style-name="T2">statické RAM (SRAM)</text:span><text:span text:style-name="T1"> – zapsaná informace zůstává do té doby, než odpojíme napájecí</text:span></text:p>
      <text:p text:style-name="P1"><text:span text:style-name="T1">napětí, nebo než do stejné paměťové buňky zapíšeme informaci jinou, výhodou je rychlost</text:span></text:p>
      <text:p text:style-name="P1"><text:span text:style-name="T1">paměti (7 až 15 ns), používá se u paměti cache</text:span></text:p>
      <text:p text:style-name="P1"><text:span text:style-name="T1"/></text:p>
      <text:p text:style-name="P1"><text:span text:style-name="T1">Zvláštním druhem paměti SRAM je paměť CMOS (Complementary Metal Oxide</text:span></text:p>
      <text:p text:style-name="P1"><text:span text:style-name="T1">Silicon), vyznačuje se malou energetickou spotřebou a používá se pro zápis parametrů</text:span></text:p>
      <text:p text:style-name="P1"><text:span text:style-name="T1">BIOSu programem Setup (jsou v ní uloženy informace o konfiguraci počítače). </text:span></text:p>
      <text:p text:style-name="P1"><text:span text:style-name="T1">Po vypnutí počítače je CMOS napájena z baterie na základní desce. Používá se také pro hodiny</text:span></text:p>
      <text:p text:style-name="P1"><text:span text:style-name="T1">reálného času (díky němu a baterii si počítač stále pamatuje datum a čas).</text:span></text:p>
      <text:p text:style-name="P1"><text:span text:style-name="T1"/></text:p>
      <text:p text:style-name="P1"><text:span text:style-name="T1">b) </text:span><text:span text:style-name="T2">dynamické RAM (DRAM)</text:span><text:span text:style-name="T1"> – zapsaná informace zůstává uchována jen po určitou dobu</text:span></text:p>
      <text:p text:style-name="P1"><text:span text:style-name="T1">(milisekundy), pokud nemá dojít ke ztrátě informace, musí se provést tzv. občerstvování</text:span></text:p>
      <text:p text:style-name="P1"><text:span text:style-name="T1">(refresh), výhodou je nižší energetická spotřeba, větší kapacita, nižší cena, používají se u</text:span></text:p>
      <text:p text:style-name="P1"><text:span text:style-name="T1">operačních (základních) pamětí</text:span></text:p>
      <text:p text:style-name="P1"><text:span text:style-name="T1"/></text:p>
      <text:p text:style-name="P2"><text:span text:style-name="T1">Paměťové moduly</text:span></text:p>
      <text:p text:style-name="P2"><text:span text:style-name="T1"/></text:p>
      <text:p text:style-name="P1"><text:span text:style-name="T1">Původně byly paměťové moduly (obvody) přímo připájeny k základní desce, později se na</text:span></text:p>
      <text:p text:style-name="P1"><text:span text:style-name="T1">nich nacházely patice, do nichž se zasunují paměťové moduly.</text:span></text:p>
      <text:p text:style-name="P1"><text:span text:style-name="T1"/></text:p>
      <text:p text:style-name="P1"><text:span text:style-name="T2">DIP </text:span><text:span text:style-name="T1">(Dual In-line Package) – osmdesátá léta, mají dvě řady vývodů na spodní straně</text:span></text:p>
      <text:p text:style-name="P1"><text:span text:style-name="T2">SIP</text:span><text:span text:style-name="T1"> (Single In-line Package) – konec 80-tých let, mají kolíkové vývody v jedné řadě vývodů</text:span></text:p>
      <text:p text:style-name="P1"><text:span text:style-name="T2">SIMM</text:span><text:span text:style-name="T1"> (Single In-line Memory Module) – modul s jednou řadou vývodů, začátek 90-tých let,</text:span></text:p>
      <text:p text:style-name="P1"><text:span text:style-name="T1">mají 30 nebo 72 vývodů (pinů) v roce 1992, musely být do základní desky vkládány ve</text:span></text:p>
      <text:p text:style-name="P1"><text:span text:style-name="T1">dvojicích (páru)</text:span></text:p>
      <text:p text:style-name="P1"><text:span text:style-name="T2">DIMM </text:span><text:span text:style-name="T1">(Dual In-line Memory Module) – modul se dvěma řadami vývodů (má čipy po obou</text:span></text:p>
      <text:p text:style-name="P1"><text:span text:style-name="T1">stranách), mají 168, 184 nebo 240 vývodů (pinů), není nutné je instalovat v párech</text:span></text:p>
      <text:p text:style-name="P1"><text:span text:style-name="T2">SO-DIMM</text:span><text:span text:style-name="T1"> (Small Outline DIMM) – od klasických DIMM modulů se liší převážně</text:span></text:p>
      <text:p text:style-name="P1"><text:span text:style-name="T1">zkrácenou délkou, používají se hlavně u notebooků a jiných zařízení vyžadující úsporu místa,</text:span></text:p>
      <text:p text:style-name="P1"><text:span text:style-name="T1">mají 72, 144 nebo 200 vývodů (pinů)</text:span></text:p>
      <text:p text:style-name="P1"><text:span text:style-name="T2">RIMM</text:span><text:span text:style-name="T1"> (Rambus In-line Memory Module) – patent od firmy Rambus, mají 184 vývodů</text:span></text:p>
      <text:p text:style-name="P1"><text:span text:style-name="T1">(pinů), osazují se v párech, dnes nevyrábějí, protože jejich cena byla vysoká</text:span></text:p>
      <text:p text:style-name="P1"><text:span text:style-name="T1"/></text:p>
      <text:p text:style-name="P4"><text:span text:style-name="T1">Druhy pamětí RAM</text:span></text:p>
      <text:p text:style-name="P4"><text:span text:style-name="T1"/></text:p>
      <text:p text:style-name="P7"><text:span text:style-name="T2">SDRAM (Synchronous Dynamic RAM) </text:span><text:span text:style-name="T1">– jsou synchronizovány s hodinovým signálem</text:span></text:p>
      <text:p text:style-name="P7"><text:span text:style-name="T1">procesoru, proto dosahují vyšší přenosové rychlosti, frekvence je 66, 100, 133 a 166 MHz,</text:span></text:p>
      <text:p text:style-name="P7"><text:span text:style-name="T1">mají 168 vývodů, používané napětí 3,3 V, používala se pro Pentium II, III a začínající 4</text:span></text:p>
      <text:p text:style-name="P7"><text:span text:style-name="T1"/></text:p>
      <text:p text:style-name="P7"><text:span text:style-name="T2">DDR SDRAM (Double Data Rate SDRAM)</text:span><text:span text:style-name="T1"> – přenášejí data na obou hranách (náběžná a</text:span></text:p>
      <text:p text:style-name="P7"><text:soft-page-break/><text:span text:style-name="T1">sestupná) hodinového signálu, během jednoho taktu provede dvě operace, nabízí tedy</text:span></text:p>
      <text:p text:style-name="P7"><text:span text:style-name="T1">dvojnásobnou datovou propustnost, frekvence je 200 až 400 MHz, mají 184 vývodů, napětí</text:span></text:p>
      <text:p text:style-name="P7"><text:span text:style-name="T1">2,5 V, použití pro Pentium 4, jejich dnešní nevýhodou je nízká frekvence a vyšší napájecí</text:span></text:p>
      <text:p text:style-name="P7"><text:span text:style-name="T1">napětí, se kterým je spojená vyšší spotřeba</text:span></text:p>
      <text:p text:style-name="P7"><text:span text:style-name="T1"/></text:p>
      <text:p text:style-name="P7"><text:span text:style-name="T2">DR DRAM (Direct Rambus DRAM)</text:span><text:span text:style-name="T1"> – také pracuje na dvojnásobné frekvenci hodinového</text:span></text:p>
      <text:p text:style-name="P7"><text:span text:style-name="T1">signálu, ale používá zcela odlišný způsob přenosu dat než klasické paměti (používá se</text:span></text:p>
      <text:p text:style-name="P7"><text:span text:style-name="T1">sběrnice šířky 16 bitů), frekvence 700 až 1066 MHz, používají se pro paměťové moduly</text:span></text:p>
      <text:p text:style-name="P7"><text:span text:style-name="T1">RIMM, nevýhodou je vysoká cena, která je ovlivněna také složitější základní deskou a</text:span></text:p>
      <text:p text:style-name="P7"><text:span text:style-name="T1">smlouvou mezi firmou Intel a Rambus, dnes se nevyrábějí</text:span></text:p>
      <text:p text:style-name="P7"><text:span text:style-name="T1"/></text:p>
      <text:p text:style-name="P7"><text:span text:style-name="T2">DDR2 (DDR II) </text:span><text:span text:style-name="T1">– pracuje na čtyřnásobné frekvenci hodinového signálu, je nástupcem DDR,</text:span></text:p>
      <text:p text:style-name="P7"><text:span text:style-name="T1">dosahují frekvence 400 MHz až 1 GHz, mají 240 vývodů, napětí 1,8 V, zpočátku byly obvody</text:span></text:p>
      <text:p text:style-name="P7"><text:span text:style-name="T1">DDR2 osazovány pouze do grafických karet</text:span></text:p>
      <text:p text:style-name="P7"><text:span text:style-name="T1"/></text:p>
      <text:p text:style-name="P7"><text:span text:style-name="T2">DDR3 (DDR III)</text:span><text:span text:style-name="T1">– nejnovější typ, jsou dražší než DDR2, jejich výkon kromě u CPU Intel</text:span></text:p>
      <text:p text:style-name="P7"><text:span text:style-name="T1">Core i7 není využitelný, proto nejsou příliš rozšířené, některé základní desky na ně nemají</text:span></text:p>
      <text:p text:style-name="P7"><text:span text:style-name="T1">sloty, frekvence 800 až 1600 MHz, mají 240 vývodů, napětí 1,5 V, zpočátku byly obvody</text:span></text:p>
      <text:p text:style-name="P7"><text:span text:style-name="T1">DDR3 osazovány pouze do grafických karet – dnes je vystřídaly DDR4</text:span></text:p>
      <text:p text:style-name="P7"><text:span text:style-name="T1"/></text:p>
      <text:p text:style-name="P7"><text:span text:style-name="T1">Dnes jsou všechny moduly vybaveny tzv. SPD (Serial Presence Detect) modulem. Jde o</text:span></text:p>
      <text:p text:style-name="P7"><text:span text:style-name="T1">paměť (čip) EPROM s kapacitou 128 B, která obsahuje informace o modulu (typu paměti,</text:span></text:p>
      <text:p text:style-name="P7"><text:span text:style-name="T1">kapacitě, mechanismu adresování, délce slova, napětí, časování, buferech, výrobci apod.).</text:span></text:p>
      <text:p text:style-name="P7"><text:span text:style-name="T1"/></text:p>
      <text:p text:style-name="P5"><text:span text:style-name="T4">Výrobci operačních pamětí:</text:span></text:p>
      <text:p text:style-name="P8"><text:span text:style-name="T4">Corsair, Patriot, G.Skill, A-Data, Geil, Kingston, Kingmax, Samsung, Zeppelin, Transcend</text:span></text:p>
      <text:p text:style-name="P8"><text:span text:style-name="T4"/></text:p>
      <text:p text:style-name="P3"><text:span text:style-name="T5">Rozšíření operační paměti</text:span></text:p>
      <text:p text:style-name="P3"><text:span text:style-name="T5"/></text:p>
      <text:p text:style-name="P9"><text:span text:style-name="T5">Operační systémy a aplikační software požadují stále více a více paměti. Pro Windows 98</text:span></text:p>
      <text:p text:style-name="P9"><text:span text:style-name="T5">bylo minimem 64 MB paměti, pro Windows XP 256 MB a pro Windows VISTA 512 MB.</text:span></text:p>
      <text:p text:style-name="P9"><text:span text:style-name="T5">Obecně platí čím větší paměť tím lépe. Každý jednou dojde k poznání, že má málo operační</text:span></text:p>
      <text:p text:style-name="P9"><text:span text:style-name="T5">paměti. </text:span></text:p>
      <text:p text:style-name="P9"><text:span text:style-name="T5"/></text:p>
      <text:p text:style-name="P9"><text:span text:style-name="T5">Dnes se používají paměťové moduly typu </text:span><text:span text:style-name="T3">DIMM.</text:span></text:p>
      <text:p text:style-name="P9"><text:span text:style-name="T5"/></text:p>
      <text:p text:style-name="P9"><text:span text:style-name="T5">Instalace DIMMu – musíme zjistit:</text:span></text:p>
      <text:p text:style-name="P9"><text:span text:style-name="T5">- jaký typ modulů používáme – paměť se „představí“ při startu PC na obrazovce, kdy nám</text:span></text:p>
      <text:p text:style-name="P9"><text:span text:style-name="T5">BIOS sdělí její velikost a typ, někdy také počet volných banků (patice pro paměť)</text:span></text:p>
      <text:p text:style-name="P9"><text:span text:style-name="T5">- kapacitu také zjistíme klepnutím pravým tlačítkem myší na ikonku Tento počítač a</text:span></text:p>
      <text:p text:style-name="P9"><text:span text:style-name="T5">z místní nabídky vybereme vlastnosti</text:span></text:p>
      <text:p text:style-name="P9"><text:span text:style-name="T5"/></text:p>
      <text:p text:style-name="P9"><text:span text:style-name="T5">Při nákupu DIMMu je třeba zvážit jeho rychlost, je zbytečné kupovat rychlejší DIMM než ten</text:span></text:p>
      <text:p text:style-name="P9"><text:span text:style-name="T5">používaný, nemá cenu používat rychlejší DIMM, než podporuje základní deska. Někdy</text:span></text:p>
      <text:p text:style-name="P9"><text:span text:style-name="T5">dochází k problému při spolupráci několika modulů, proto je vhodné kupit stejné typy</text:span></text:p>
      <text:p text:style-name="P9"><text:span text:style-name="T5">modulů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3"><text:soft-page-break/><text:span text:style-name="T5">Vnější paměti</text:span></text:p>
      <text:p text:style-name="P3"><text:span text:style-name="T5"/></text:p>
      <text:p text:style-name="P9"><text:span text:style-name="T5">Slouží k uložení dat a programů na delší dobu (roky), také se označují jako nosiče dat</text:span></text:p>
      <text:p text:style-name="P9"><text:span text:style-name="T5">(paměťová média). Pokud má být program proveden či využita uložená data, musí dojít</text:span></text:p>
      <text:p text:style-name="P9"><text:span text:style-name="T5">k jejich načtení do operační paměti. </text:span></text:p>
      <text:p text:style-name="P9"><text:span text:style-name="T5">Záznam na nosiče dat se provádí ve dvojkové soustavě(0,1).</text:span></text:p>
      <text:p text:style-name="P9"><text:span text:style-name="T5"/></text:p>
      <text:p text:style-name="P6"><text:span text:style-name="T5">Parametry vnějších pamětí:</text:span></text:p>
      <text:p text:style-name="P9"><text:span text:style-name="T5">- velká kapacita – MB až TB (záleží na typu paměti)</text:span></text:p>
      <text:p text:style-name="P9"><text:span text:style-name="T5">- vybavovací doba – milisekundy, sekundy</text:span></text:p>
      <text:p text:style-name="P9"><text:span text:style-name="T5">- schopnost uchování informací – trvale - jsou energeticky nezávislé</text:span></text:p>
      <text:p text:style-name="P9"><text:span text:style-name="T5">Rozdělení nosičů dat:</text:span></text:p>
      <text:p text:style-name="P9"><text:span text:style-name="T5">1) děrné (děrná páska, děrný štítek) – záznam se provádí pomocí otvorů v papíru, dnes</text:span></text:p>
      <text:p text:style-name="P9"><text:span text:style-name="T5">se nepoužívají</text:span></text:p>
      <text:p text:style-name="P9"><text:span text:style-name="T5">2) fotografické (mikrofiš, mikrofilm) - záznam je proveden na fotografickém principu</text:span></text:p>
      <text:p text:style-name="P9"><text:span text:style-name="T5">3) magnetické (magnetické páska, kazeta, pevný disk, disketa) – záznam se provádí</text:span></text:p>
      <text:p text:style-name="P9"><text:span text:style-name="T5">změnou intenzity magnetického pole</text:span></text:p>
      <text:p text:style-name="P9"><text:span text:style-name="T5">4) optické (CD, DVD, BD) – záznam se provádí pomocí laserového paprsk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8:44:48.78</meta:creation-date>
    <dc:date>2016-04-12T09:03:45.42</dc:date>
    <meta:editing-duration>PT4M48S</meta:editing-duration>
    <meta:editing-cycles>4</meta:editing-cycles>
    <meta:generator>LibreOffice/3.6$Windows_x86 LibreOffice_project/e29a214-2bbed72-0621de6-a97528c-8f066d</meta:generator>
    <meta:document-statistic meta:table-count="0" meta:image-count="0" meta:object-count="0" meta:page-count="4" meta:paragraph-count="132" meta:word-count="1359" meta:character-count="8593" meta:non-whitespace-character-count="7363"/>
  </office:meta>
</office:document-meta>
</file>